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.3134487285466" calcext:value-type="float">
            <text:p>75.3134487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.2291490793374" calcext:value-type="float">
            <text:p>90.2291490793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.2324263836862" calcext:value-type="float">
            <text:p>85.2324263837</text:p>
          </table:table-cell>
          <table:table-cell office:value-type="float" office:value="0" calcext:value-type="float">
            <text:p>0</text:p>
          </table:table-cell>
          <table:table-cell office:value-type="float" office:value="47.9868492415343" calcext:value-type="float">
            <text:p>47.98684924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.2530637403164" calcext:value-type="float">
            <text:p>54.2530637403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84567750678679" calcext:value-type="float">
            <text:p>-1.8456775068</text:p>
          </table:table-cell>
          <table:table-cell office:value-type="float" office:value="0" calcext:value-type="float">
            <text:p>0</text:p>
          </table:table-cell>
          <table:table-cell office:value-type="float" office:value="-1.987525" calcext:value-type="float">
            <text:p>-1.987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3115041960216" calcext:value-type="float">
            <text:p>83.311504196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1.82335" calcext:value-type="float">
            <text:p>-1.823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7425" calcext:value-type="float">
            <text:p>-1.742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.6294505819613" calcext:value-type="float">
            <text:p>85.6294505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5.1269030717256" calcext:value-type="float">
            <text:p>85.12690307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.9243322924085" calcext:value-type="float">
            <text:p>91.924332292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.9049510979312" calcext:value-type="float">
            <text:p>73.9049510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.1384888076892" calcext:value-type="float">
            <text:p>90.1384888077</text:p>
          </table:table-cell>
          <table:table-cell office:value-type="float" office:value="0" calcext:value-type="float">
            <text:p>0</text:p>
          </table:table-cell>
          <table:table-cell office:value-type="float" office:value="88.5641772053642" calcext:value-type="float">
            <text:p>88.5641772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" calcext:value-type="float">
            <text:p>-7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2.4230599425876" calcext:value-type="float">
            <text:p>52.42305994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.9164446501938" calcext:value-type="float">
            <text:p>63.9164446502</text:p>
          </table:table-cell>
          <table:table-cell office:value-type="float" office:value="0" calcext:value-type="float">
            <text:p>0</text:p>
          </table:table-cell>
          <table:table-cell office:value-type="float" office:value="25.4754285714286" calcext:value-type="float">
            <text:p>25.4754285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.5361097256858" calcext:value-type="float">
            <text:p>95.536109725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1.8778" calcext:value-type="float">
            <text:p>-1.8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95" calcext:value-type="float">
            <text:p>-1.4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.2" calcext:value-type="float">
            <text:p>78.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90.3343290909201" calcext:value-type="float">
            <text:p>90.33432909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70" calcext:value-type="float">
            <text:p>-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.0183712084751" calcext:value-type="float">
            <text:p>94.01837120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91.5586993702975" calcext:value-type="float">
            <text:p>91.5586993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" calcext:value-type="float">
            <text:p>-70</text:p>
          </table:table-cell>
          <table:table-cell office:value-type="float" office:value="0" calcext:value-type="float">
            <text:p>0</text:p>
          </table:table-cell>
          <table:table-cell office:value-type="float" office:value="97.5840336134453" calcext:value-type="float">
            <text:p>97.5840336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46.37975" calcext:value-type="float">
            <text:p>46.379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51" calcext:value-type="float">
            <text:p>47.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91.9323384011971" calcext:value-type="float">
            <text:p>91.93233840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6.0140819369555" calcext:value-type="float">
            <text:p>96.0140819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-70" calcext:value-type="float">
            <text:p>-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.0133585660241" calcext:value-type="float">
            <text:p>94.013358566</text:p>
          </table:table-cell>
          <table:table-cell office:value-type="float" office:value="0" calcext:value-type="float">
            <text:p>0</text:p>
          </table:table-cell>
          <table:table-cell office:value-type="float" office:value="97.9995867820331" calcext:value-type="float">
            <text:p>97.999586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96.0132937029101" calcext:value-type="float">
            <text:p>96.01329370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13:35:30.135890522</meta:creation-date>
    <dc:date>2017-11-14T13:36:07.497625345</dc:date>
    <meta:editing-duration>PT39S</meta:editing-duration>
    <meta:editing-cycles>1</meta:editing-cycles>
    <meta:document-statistic meta:table-count="1" meta:cell-count="256" meta:object-count="0"/>
    <meta:generator>LibreOffice/5.1.6.2$Linux_X86_64 LibreOffice_project/10m0$Build-2</meta:generator>
  </office:meta>
</office:document-meta>
</file>